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4000001F47D67E71FC10FFD4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Mono" svg:font-family="'Roboto Mono', 'Courier New', Courier, monospace"/>
    <style:font-face style:name="StarSymbol" svg:font-family="StarSymbol"/>
    <style:font-face style:name="Tahoma1" svg:font-family="Tahoma"/>
    <style:font-face style:name="Courier New" svg:font-family="'Courier New'" style:font-family-generic="modern" style:font-pitch="fixed"/>
    <style:font-face style:name="Cantarell2" svg:font-family="Cantarell" style:font-pitch="variable"/>
    <style:font-face style:name="Cantarell1" svg:font-family="Cantarell" style:font-adornments="Bold" style:font-pitch="variable"/>
    <style:font-face style:name="Cantarell" svg:font-family="Cantarell" style:font-adornments="Regular"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921cm" table:align="margins" style:shadow="none"/>
    </style:style>
    <style:style style:name="Table1.A" style:family="table-column">
      <style:table-column-properties style:column-width="4.604cm" style:rel-column-width="2610*"/>
    </style:style>
    <style:style style:name="Table1.B" style:family="table-column">
      <style:table-column-properties style:column-width="2.263cm" style:rel-column-width="1283*"/>
    </style:style>
    <style:style style:name="Table1.A1" style:family="table-cell">
      <style:table-cell-properties fo:padding="0.049cm" fo:border-left="0.05pt solid #000000" fo:border-right="none" fo:border-top="0.05pt solid #000000" fo:border-bottom="0.05pt solid #000000"/>
    </style:style>
    <style:style style:name="Table1.F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background-color="#ccff00" fo:padding="0.049cm" fo:border-left="0.05pt solid #000000" fo:border-right="none" fo:border-top="none" fo:border-bottom="0.05pt solid #000000">
        <style:background-image/>
      </style:table-cell-properties>
    </style:style>
    <style:style style:name="Table1.D2" style:family="table-cell">
      <style:table-cell-properties fo:background-color="#ffff66" fo:padding="0.049cm" fo:border-left="0.05pt solid #000000" fo:border-right="none" fo:border-top="none" fo:border-bottom="0.05pt solid #000000">
        <style:background-image/>
      </style:table-cell-properties>
    </style:style>
    <style:style style:name="Table1.E2" style:family="table-cell">
      <style:table-cell-properties fo:background-color="#ffcc00" fo:padding="0.049cm" fo:border-left="0.05pt solid #000000" fo:border-right="none" fo:border-top="none" fo:border-bottom="0.05pt solid #000000">
        <style:background-image/>
      </style:table-cell-properties>
    </style:style>
    <style:style style:name="Table1.F2" style:family="table-cell">
      <style:table-cell-properties fo:background-color="#ff9999" fo:padding="0.049cm" fo:border-left="0.05pt solid #000000" fo:border-right="0.05pt solid #000000" fo:border-top="none" fo:border-bottom="0.05pt solid #000000">
        <style:background-image/>
      </style:table-cell-properties>
    </style:style>
    <style:style style:name="Table1.B6" style:family="table-cell">
      <style:table-cell-properties fo:background-color="#ff9999" fo:padding="0.049cm" fo:border-left="0.05pt solid #000000" fo:border-right="none" fo:border-top="none" fo:border-bottom="0.05pt solid #000000">
        <style:background-image/>
      </style:table-cell-properties>
    </style:style>
    <style:style style:name="Table2" style:family="table">
      <style:table-properties style:width="16.51cm" table:align="left" style:shadow="none"/>
    </style:style>
    <style:style style:name="Table2.A" style:family="table-column">
      <style:table-column-properties style:column-width="4.203cm"/>
    </style:style>
    <style:style style:name="Table2.B" style:family="table-column">
      <style:table-column-properties style:column-width="12.307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B2" style:family="table-cell">
      <style:table-cell-properties style:vertical-align="middle" fo:padding="0.049cm" fo:border-left="0.05pt solid #000000" fo:border-right="0.05pt solid #000000" fo:border-top="none" fo:border-bottom="0.05pt solid #000000"/>
    </style:style>
    <style:style style:name="P1" style:family="paragraph" style:parent-style-name="Text_20_body">
      <style:text-properties fo:language="fr" fo:country="FR"/>
    </style:style>
    <style:style style:name="P2" style:family="paragraph" style:parent-style-name="Text_20_body" style:list-style-name="L2">
      <style:text-properties fo:language="fr" fo:country="FR" officeooo:paragraph-rsid="0017b087"/>
    </style:style>
    <style:style style:name="P3" style:family="paragraph" style:parent-style-name="Text_20_body" style:list-style-name="L3">
      <style:text-properties fo:language="fr" fo:country="FR"/>
    </style:style>
    <style:style style:name="P4" style:family="paragraph" style:parent-style-name="Text_20_body" style:list-style-name="L3">
      <style:text-properties fo:language="fr" fo:country="FR" officeooo:paragraph-rsid="0017b087"/>
    </style:style>
    <style:style style:name="P5" style:family="paragraph" style:parent-style-name="Text_20_body" style:list-style-name="L1">
      <style:paragraph-properties fo:margin-top="0cm" fo:margin-bottom="0cm" loext:contextual-spacing="false"/>
      <style:text-properties fo:language="fr" fo:country="FR"/>
    </style:style>
    <style:style style:name="P6" style:family="paragraph" style:parent-style-name="Heading_20_3">
      <style:text-properties fo:language="fr" fo:country="FR"/>
    </style:style>
    <style:style style:name="P7" style:family="paragraph" style:parent-style-name="Heading_20_2">
      <style:text-properties fo:language="fr" fo:country="FR"/>
    </style:style>
    <style:style style:name="P8" style:family="paragraph" style:parent-style-name="Heading_20_1">
      <style:text-properties fo:language="fr" fo:country="FR"/>
    </style:style>
    <style:style style:name="P9" style:family="paragraph" style:parent-style-name="Quotations">
      <style:text-properties fo:language="fr" fo:country="FR"/>
    </style:style>
    <style:style style:name="P10" style:family="paragraph" style:parent-style-name="Quotations">
      <style:text-properties fo:language="fr" fo:country="FR" officeooo:paragraph-rsid="001a32d1"/>
    </style:style>
    <style:style style:name="P11" style:family="paragraph" style:parent-style-name="Quotations">
      <style:text-properties fo:language="fr" fo:country="FR" officeooo:paragraph-rsid="001a6e2e"/>
    </style:style>
    <style:style style:name="P12" style:family="paragraph" style:parent-style-name="Heading_20_4">
      <style:text-properties fo:language="fr" fo:country="FR"/>
    </style:style>
    <style:style style:name="P13" style:family="paragraph" style:parent-style-name="Preformatted_20_Text">
      <style:text-properties fo:language="fr" fo:country="FR"/>
    </style:style>
    <style:style style:name="P14" style:family="paragraph" style:parent-style-name="Preformatted_20_Text">
      <style:text-properties fo:language="fr" fo:country="FR" officeooo:paragraph-rsid="0017b087"/>
    </style:style>
    <style:style style:name="P15" style:family="paragraph" style:parent-style-name="Preformatted_20_Text">
      <style:text-properties fo:language="fr" fo:country="FR" officeooo:paragraph-rsid="001a32d1"/>
    </style:style>
    <style:style style:name="P16" style:family="paragraph" style:parent-style-name="Preformatted_20_Text">
      <style:text-properties officeooo:paragraph-rsid="001a32d1"/>
    </style:style>
    <style:style style:name="P17" style:family="paragraph" style:parent-style-name="Table_20_Heading">
      <style:text-properties fo:language="fr" fo:country="FR"/>
    </style:style>
    <style:style style:name="P18" style:family="paragraph" style:parent-style-name="Table_20_Heading">
      <style:paragraph-properties fo:text-align="center" style:justify-single-word="false"/>
      <style:text-properties fo:font-size="10pt" fo:language="fr" fo:country="FR" style:font-size-asian="10pt" style:font-size-complex="10pt"/>
    </style:style>
    <style:style style:name="P19" style:family="paragraph" style:parent-style-name="Table_20_Heading">
      <style:paragraph-properties fo:text-align="center" style:justify-single-word="false"/>
      <style:text-properties fo:font-size="10pt" fo:language="fr" fo:country="FR" officeooo:rsid="001ac79a" officeooo:paragraph-rsid="001ac79a" style:font-size-asian="10pt" style:font-size-complex="10pt"/>
    </style:style>
    <style:style style:name="P20" style:family="paragraph" style:parent-style-name="Table_20_Heading">
      <style:text-properties fo:font-size="10pt" style:font-size-asian="10pt" style:font-size-complex="10pt"/>
    </style:style>
    <style:style style:name="P21" style:family="paragraph" style:parent-style-name="Table_20_Contents">
      <style:paragraph-properties fo:text-align="center" style:justify-single-word="false"/>
      <style:text-properties fo:language="fr" fo:country="FR"/>
    </style:style>
    <style:style style:name="P22" style:family="paragraph" style:parent-style-name="Table_20_Contents">
      <style:paragraph-properties fo:text-align="center" style:justify-single-word="false"/>
      <style:text-properties style:font-name="Cantarell" fo:language="fr" fo:country="FR"/>
    </style:style>
    <style:style style:name="P23" style:family="paragraph" style:parent-style-name="Footer">
      <style:paragraph-properties fo:text-align="center" style:justify-single-word="false"/>
    </style:style>
    <style:style style:name="P24" style:family="paragraph" style:parent-style-name="First_20_paragraph">
      <style:text-properties fo:language="fr" fo:country="FR"/>
    </style:style>
    <style:style style:name="P25" style:family="paragraph" style:parent-style-name="Contents_20_2">
      <style:paragraph-properties>
        <style:tab-stops>
          <style:tab-stop style:position="15.422cm" style:type="right" style:leader-style="dotted" style:leader-text="."/>
        </style:tab-stops>
      </style:paragraph-properties>
    </style:style>
    <style:style style:name="P26" style:family="paragraph" style:parent-style-name="Contents_20_4">
      <style:paragraph-properties>
        <style:tab-stops>
          <style:tab-stop style:position="14.423cm" style:type="right" style:leader-style="dotted" style:leader-text="."/>
        </style:tab-stops>
      </style:paragraph-properties>
    </style:style>
    <style:style style:name="P27" style:family="paragraph" style:parent-style-name="Contents_20_1">
      <style:paragraph-properties>
        <style:tab-stops>
          <style:tab-stop style:position="15.921cm" style:type="right" style:leader-style="dotted" style:leader-text="."/>
        </style:tab-stops>
      </style:paragraph-properties>
    </style:style>
    <style:style style:name="P28" style:family="paragraph" style:parent-style-name="Contents_20_3">
      <style:paragraph-properties>
        <style:tab-stops>
          <style:tab-stop style:position="14.923cm" style:type="right" style:leader-style="dotted" style:leader-text="."/>
        </style:tab-stops>
      </style:paragraph-properties>
    </style:style>
    <style:style style:name="P29"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fr" fo:country="FR" fo:font-weight="normal"/>
    </style:style>
    <style:style style:name="T3" style:family="text">
      <style:text-properties officeooo:rsid="0018aabe"/>
    </style:style>
    <style:style style:name="T4" style:family="text">
      <style:text-properties officeooo:rsid="001a32d1"/>
    </style:style>
    <style:style style:name="T5" style:family="text">
      <style:text-properties officeooo:rsid="001a6e2e"/>
    </style:style>
    <style:style style:name="T6" style:family="text">
      <style:text-properties officeooo:rsid="001ac79a"/>
    </style:style>
    <style:style style:name="T7" style:family="text">
      <style:text-properties style:font-name="Cantarell2"/>
    </style:style>
    <style:style style:name="T8" style:family="text">
      <style:text-properties style:font-name="Cantarell2" officeooo:rsid="001ba0b3"/>
    </style:style>
    <style:style style:name="fr1" style:family="graphic" style:parent-style-name="Graphics">
      <style:graphic-properties style:vertical-pos="from-top" style:vertical-rel="paragraph" style:horizontal-pos="from-left" style:horizontal-rel="paragraph" style:mirror="none" fo:clip="rect(0.873cm, 0cm, 0.947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27"><text:a xlink:type="simple" xlink:href="#__RefHeading___Toc558_1358996252" text:style-name="Index_20_Link" text:visited-style-name="Index_20_Link">Utilisation d'un volume CIFS dans Linux avec kerberos<text:tab/>1</text:a></text:p>
          <text:p text:style-name="P25"><text:a xlink:type="simple" xlink:href="#__RefHeading___Toc560_1358996252" text:style-name="Index_20_Link" text:visited-style-name="Index_20_Link">Prérequis<text:tab/>1</text:a></text:p>
          <text:p text:style-name="P28"><text:a xlink:type="simple" xlink:href="#__RefHeading___Toc562_1358996252" text:style-name="Index_20_Link" text:visited-style-name="Index_20_Link">Packages nécessaires<text:tab/>2</text:a></text:p>
          <text:p text:style-name="P28"><text:a xlink:type="simple" xlink:href="#__RefHeading___Toc564_1358996252" text:style-name="Index_20_Link" text:visited-style-name="Index_20_Link">Vérification NTP<text:tab/>2</text:a></text:p>
          <text:p text:style-name="P28"><text:a xlink:type="simple" xlink:href="#__RefHeading___Toc566_1358996252" text:style-name="Index_20_Link" text:visited-style-name="Index_20_Link">Vérification DNS<text:tab/>2</text:a></text:p>
          <text:p text:style-name="P28"><text:a xlink:type="simple" xlink:href="#__RefHeading___Toc568_1358996252" text:style-name="Index_20_Link" text:visited-style-name="Index_20_Link">Vérification du service kerberos<text:tab/>3</text:a></text:p>
          <text:p text:style-name="P26"><text:a xlink:type="simple" xlink:href="#__RefHeading___Toc570_1358996252" text:style-name="Index_20_Link" text:visited-style-name="Index_20_Link">Utilisation des DNS pour kerberos<text:tab/>3</text:a></text:p>
          <text:p text:style-name="P25"><text:a xlink:type="simple" xlink:href="#__RefHeading___Toc572_1358996252" text:style-name="Index_20_Link" text:visited-style-name="Index_20_Link">Configurer l'authentification par Winbind<text:tab/>3</text:a></text:p>
          <text:p text:style-name="P28"><text:a xlink:type="simple" xlink:href="#__RefHeading___Toc574_1358996252" text:style-name="Index_20_Link" text:visited-style-name="Index_20_Link">Fichier nsswitch<text:tab/>3</text:a></text:p>
          <text:p text:style-name="P28"><text:a xlink:type="simple" xlink:href="#__RefHeading___Toc576_1358996252" text:style-name="Index_20_Link" text:visited-style-name="Index_20_Link">Configuration Samba<text:tab/>3</text:a></text:p>
          <text:p text:style-name="P28"><text:a xlink:type="simple" xlink:href="#__RefHeading___Toc578_1358996252" text:style-name="Index_20_Link" text:visited-style-name="Index_20_Link">Joindre le domaine<text:tab/>4</text:a></text:p>
          <text:p text:style-name="P28"><text:a xlink:type="simple" xlink:href="#__RefHeading___Toc580_1358996252" text:style-name="Index_20_Link" text:visited-style-name="Index_20_Link">Service Winbind<text:tab/>4</text:a></text:p>
          <text:p text:style-name="P25"><text:a xlink:type="simple" xlink:href="#__RefHeading___Toc582_1358996252" text:style-name="Index_20_Link" text:visited-style-name="Index_20_Link">Tests de connections<text:tab/>5</text:a></text:p>
          <text:p text:style-name="P28"><text:a xlink:type="simple" xlink:href="#__RefHeading___Toc584_1358996252" text:style-name="Index_20_Link" text:visited-style-name="Index_20_Link">Connexion Winbind<text:tab/>5</text:a></text:p>
          <text:p text:style-name="P25"><text:a xlink:type="simple" xlink:href="#__RefHeading___Toc586_1358996252" text:style-name="Index_20_Link" text:visited-style-name="Index_20_Link">Montage d'un volume<text:tab/>5</text:a></text:p>
        </text:index-body>
      </text:table-of-content>
      <text:h text:style-name="P8" text:outline-level="1"><text:bookmark-start text:name="__RefHeading___Toc558_1358996252"/>Utilisation d'un volume CIFS dans Linux avec kerberos<text:bookmark-end text:name="__RefHeading___Toc558_1358996252"/></text:h>
      <text:p text:style-name="P1">Ce document s'applique à un serveur Red Hat Enterprise Linux 7.</text:p>
      <text:p text:style-name="P1">Le but est de permettre à un serveur Linux et Samba, d'accéder à un partage de fichier de type CIFS distant par une connexion sécurisée, en utilisant une authentification par kerberos et le protocole SMB2 ou supérieure.</text:p>
      <text:p text:style-name="P1">Pour cela le serveur Linux doit être joint même domaine Active Directory que le serveur de fichiers (Windows, Linux ou Baie NAS).</text:p>
      <text:h text:style-name="P7" text:outline-level="2"><text:bookmark-start text:name="__RefHeading___Toc560_1358996252"/>Prérequis<text:bookmark-end text:name="__RefHeading___Toc560_1358996252"/></text:h>
      <text:p text:style-name="P24">Il est recommander de de disposer d'un serveur Linux à jours.</text:p>
      <text:p text:style-name="P11">Si des versions inferieurs Samba peuvent fonctionner, la version recommandé est la 4.6.2 au minimum. <text:line-break/><text:span text:style-name="T1">Les versions précédents sont exposées à plusieurs failles de sécurité.</text:span></text:p>
      <text:p text:style-name="P1">Dans le reste du document les variables suivantes seront utilisées.</text:p>
      <table:table table:name="Table2" table:style-name="Table2">
        <table:table-column table:style-name="Table2.A"/>
        <table:table-column table:style-name="Table2.B"/>
        <table:table-header-rows>
          <table:table-row>
            <table:table-cell table:style-name="Table2.A1" office:value-type="string">
              <text:p text:style-name="Table_20_Heading">V<text:span text:style-name="T4">ariable</text:spa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AD_DOMAIN</text:p>
          </table:table-cell>
          <table:table-cell table:style-name="Table2.B2" office:value-type="string">
            <text:p text:style-name="Table_20_Contents">Nom court du domaine Active directory.</text:p>
          </table:table-cell>
        </table:table-row>
        <table:table-row>
          <table:table-cell table:style-name="Table2.A2" office:value-type="string">
            <text:p text:style-name="Table_20_Contents">AD_REALM</text:p>
          </table:table-cell>
          <table:table-cell table:style-name="Table2.B2" office:value-type="string">
            <text:p text:style-name="Table_20_Contents"><text:span text:style-name="T2">Nom du royaume Kerberos de domaine Active directory en </text:span><text:span text:style-name="Strong_20_Emphasis"><text:span text:style-name="T2">majuscule</text:span></text:span><text:span text:style-name="T2">.</text:span></text:p>
          </table:table-cell>
        </table:table-row>
        <table:table-row>
          <table:table-cell table:style-name="Table2.A2" office:value-type="string">
            <text:p text:style-name="Table_20_Contents">AD_FQDN_DOMAIN</text:p>
          </table:table-cell>
          <table:table-cell table:style-name="Table2.B2" office:value-type="string">
            <text:p text:style-name="Table_20_Contents">Nom FQDN du domaine Active directory.</text:p>
          </table:table-cell>
        </table:table-row>
        <table:table-row>
          <table:table-cell table:style-name="Table2.A2" office:value-type="string">
            <text:p text:style-name="Table_20_Contents">AD_ADMIN</text:p>
          </table:table-cell>
          <table:table-cell table:style-name="Table2.B2" office:value-type="string">
            <text:p text:style-name="Table_20_Contents">Compte AD disposant des droits pour joindre une machine à l'AD.</text:p>
          </table:table-cell>
        </table:table-row>
        <text:soft-page-break/>
        <table:table-row>
          <table:table-cell table:style-name="Table2.A2" office:value-type="string">
            <text:p text:style-name="Table_20_Contents">AD_USER</text:p>
          </table:table-cell>
          <table:table-cell table:style-name="Table2.B2" office:value-type="string">
            <text:p text:style-name="Table_20_Contents">Compte utilisateur dand l'AD.</text:p>
          </table:table-cell>
        </table:table-row>
        <table:table-row>
          <table:table-cell table:style-name="Table2.A2" office:value-type="string">
            <text:p text:style-name="Table_20_Contents">AD_HOST</text:p>
          </table:table-cell>
          <table:table-cell table:style-name="Table2.B2" office:value-type="string">
            <text:p text:style-name="Table_20_Contents">Nom fqdn d'un serveur Active directory du domaine.</text:p>
          </table:table-cell>
        </table:table-row>
        <table:table-row>
          <table:table-cell table:style-name="Table2.A2" office:value-type="string">
            <text:p text:style-name="Table_20_Contents">SAMBA_HOST</text:p>
          </table:table-cell>
          <table:table-cell table:style-name="Table2.B2" office:value-type="string">
            <text:p text:style-name="Table_20_Contents">Nom fqdn du serveur Linux Samba.</text:p>
          </table:table-cell>
        </table:table-row>
        <table:table-row>
          <table:table-cell table:style-name="Table2.A2" office:value-type="string">
            <text:p text:style-name="Table_20_Contents">FILER_HOST</text:p>
          </table:table-cell>
          <table:table-cell table:style-name="Table2.B2" office:value-type="string">
            <text:p text:style-name="Table_20_Contents">Nom fqdn du serveur de fichiers.</text:p>
          </table:table-cell>
        </table:table-row>
        <table:table-row>
          <table:table-cell table:style-name="Table2.A2" office:value-type="string">
            <text:p text:style-name="Table_20_Contents">SHARE</text:p>
          </table:table-cell>
          <table:table-cell table:style-name="Table2.B2" office:value-type="string">
            <text:p text:style-name="Table_20_Contents">Partage sur le FILER_HOST.</text:p>
          </table:table-cell>
        </table:table-row>
        <table:table-row>
          <table:table-cell table:style-name="Table2.A2" office:value-type="string">
            <text:p text:style-name="Table_20_Contents">MNT_POINT</text:p>
          </table:table-cell>
          <table:table-cell table:style-name="Table2.B2" office:value-type="string">
            <text:p text:style-name="Table_20_Contents">Point de montage sur SAMBA_HOST.</text:p>
          </table:table-cell>
        </table:table-row>
        <table:table-row>
          <table:table-cell table:style-name="Table2.A2" office:value-type="string">
            <text:p text:style-name="Table_20_Contents">SMB_PROTO</text:p>
          </table:table-cell>
          <table:table-cell table:style-name="Table2.B2" office:value-type="string">
            <text:p text:style-name="Table_20_Contents">Version du protocole SMB à utiliser lors du montage.</text:p>
          </table:table-cell>
        </table:table-row>
      </table:table>
      <text:h text:style-name="P6" text:outline-level="3"><text:bookmark-start text:name="__RefHeading___Toc562_1358996252"/>Packages nécessaires<text:bookmark-end text:name="__RefHeading___Toc562_1358996252"/></text:h>
      <text:p text:style-name="P1">Installer les packages suivants :</text:p>
      <text:p text:style-name="P13"><text:span text:style-name="T3"># </text:span>yum install winbind samba</text:p>
      <text:p text:style-name="P13"><text:span text:style-name="T3"># </text:span>yum install samba-winbind samba-winbind samba-winbind-clients samba-winbind-modules</text:p>
      <text:p text:style-name="P13"><text:span text:style-name="T3"># </text:span>yum install samba-client</text:p>
      <text:p text:style-name="P13"><text:span text:style-name="T3"># </text:span>yum install keyutils cifs-utils autofs</text:p>
      <text:p text:style-name="P13"><text:span text:style-name="T3"># </text:span>yum install krb5-workstation</text:p>
      <text:p text:style-name="P13"><text:span text:style-name="T3"># </text:span>yum install ntpdate</text:p>
      <text:h text:style-name="P6" text:outline-level="3"><text:bookmark-start text:name="__RefHeading___Toc564_1358996252"/>Vérification NTP<text:bookmark-end text:name="__RefHeading___Toc564_1358996252"/></text:h>
      <text:p text:style-name="P1">L'utilisation d'un serveur NTP est recommandé sur l'ensemble des serveurs.</text:p>
      <text:p text:style-name="P1">Vérifier qu'il n'y a pas plus de <text:span text:style-name="T1">5 minutes</text:span> (offset) entre le serveur Samba et l'Active Directory.</text:p>
      <text:p text:style-name="P9">Ne pas faire pointer les serveurs NTP d'un linux vers un serveur AD Windows. Windows n'implémente pas le protocle NTP mais une version simplifiée SNTP, non compatible avec Linux.<text:line-break/>Pour une mise à jour ponctuelle, arrêter le service NTP et utiliser la commande <text:span text:style-name="T1">ntpdate</text:span></text:p>
      <text:p text:style-name="P13"><text:span text:style-name="T3"># </text:span>ntpdate -q AD_HOST</text:p>
      <text:p text:style-name="P13">server XXX.XXX.XXX.XXX, stratum 1, offset 0.000241, delay 0.04170</text:p>
      <text:p text:style-name="P13">23 Oct 15:33:14 ntpdate[2201]: adjust time server XXX.XXX.XXX.XXXX offset 0.000241 sec</text:p>
      <text:h text:style-name="P6" text:outline-level="3"><text:bookmark-start text:name="__RefHeading___Toc566_1358996252"/>Vérification DNS<text:bookmark-end text:name="__RefHeading___Toc566_1358996252"/></text:h>
      <text:p text:style-name="P1">Vérifier que les adresses suivantes sont déclarées dans les DNS utilisés. Ces valeurs sont normalement présentes par défaut dans les DNS des Active Directory.</text:p>
      <text:p text:style-name="P1">Les adresses sont de type <text:span text:style-name="T1">SRV</text:span> et non A ou CNAME</text:p>
      <text:p text:style-name="P13"><text:span text:style-name="T3"># </text:span>nslookup &lt;AD_HOST&gt;</text:p>
      <text:p text:style-name="P13"><text:span text:style-name="T3"># </text:span>nslookup &lt;SAMBA_HOST&gt;</text:p>
      <text:p text:style-name="P13"><text:span text:style-name="T3"># </text:span>nslookup &lt;FILER_HOST&gt;</text:p>
      <text:p text:style-name="P13"><text:span text:style-name="T3"># </text:span>nslookup -q=SRV _kerberos._tcp.&lt;AD_FQDN_DOMAIN&gt;</text:p>
      <text:p text:style-name="P13"><text:span text:style-name="T3"># </text:span>nslookup -q=SRV _ldap._tcp.&lt;AD_FQDN_DOMAIN&gt;</text:p>
      <text:p text:style-name="P10"><text:soft-page-break/>En cas d'erreur vérifier les adresses IP des serveurs DNS dans /etc/resolv.conf. <text:line-break/>Faire déclarer les adresses manquantes dans les DNS.<text:line-break/>Vérifier la résolution inverse des adresses IP vers les fqdn</text:p>
      <text:h text:style-name="P6" text:outline-level="3"><text:bookmark-start text:name="__RefHeading___Toc568_1358996252"/>Vérification du service kerberos<text:bookmark-end text:name="__RefHeading___Toc568_1358996252"/></text:h>
      <text:p text:style-name="P1">Ce chapitre permet de tester le bon fonctionnement de kerberos.</text:p>
      <text:p text:style-name="P1">Si kerberos ne fonctionne pas, samba et winbind risque de disfonctionner.</text:p>
      <text:h text:style-name="P12" text:outline-level="4"><text:bookmark-start text:name="__RefHeading___Toc570_1358996252"/>Utilisation des DNS pour kerberos<text:bookmark-end text:name="__RefHeading___Toc570_1358996252"/></text:h>
      <text:p text:style-name="P1">Configurer kerberos pour utiliser la résolution DNS. Dans le fichier /etc/krb5.conf, dans la section <text:span text:style-name="T1">libdefaults</text:span>, vérifier que dns_lookup_realm et default_realm sont configurés comme suit:</text:p>
      <text:p text:style-name="P13">.../...</text:p>
      <text:p text:style-name="P13">[libdefaults]</text:p>
      <text:p text:style-name="P13">.../...</text:p>
      <text:p text:style-name="P13"><text:s/>dns_lookup_realm = true</text:p>
      <text:p text:style-name="P13"><text:s/>default_realm = &lt;AD_REALM&gt;</text:p>
      <text:p text:style-name="P13">../...</text:p>
      <text:list xml:id="list465449735765355002" text:style-name="L1">
        <text:list-item>
          <text:p text:style-name="P5">Obtenir un ticket du serveur kerberos :</text:p>
        </text:list-item>
      </text:list>
      <text:p text:style-name="P13">kinit &lt;USER&gt;@&lt;AD_REALM&gt;</text:p>
      <text:list xml:id="list5145646708277822051" text:style-name="L2">
        <text:list-item>
          <text:p text:style-name="P2">Afficher le ticket obtenu </text:p>
        </text:list-item>
      </text:list>
      <text:p text:style-name="P13">klist </text:p>
      <text:list xml:id="list171635416676513" text:continue-numbering="true" text:style-name="L2">
        <text:list-item>
          <text:p text:style-name="P2">Supprimer le ticket obtenu</text:p>
        </text:list-item>
      </text:list>
      <text:p text:style-name="P13">kdestroy </text:p>
      <text:h text:style-name="P7" text:outline-level="2"><text:bookmark-start text:name="__RefHeading___Toc572_1358996252"/>Configurer l'authentification par Winbind<text:bookmark-end text:name="__RefHeading___Toc572_1358996252"/></text:h>
      <text:p text:style-name="P1">Activer l'authentification par winbind sur le système :</text:p>
      <text:p text:style-name="P13">authconfig --enablewinbindauth <text:s/>--enablemkhomedir --update</text:p>
      <text:h text:style-name="P6" text:outline-level="3"><text:bookmark-start text:name="__RefHeading___Toc574_1358996252"/>Fichier nsswitch<text:bookmark-end text:name="__RefHeading___Toc574_1358996252"/></text:h>
      <text:p text:style-name="P1">Vérifier que le fichier /etc/nsswitch.conf prend winbind en compte.</text:p>
      <text:p text:style-name="P13"># vi /etc/nsswitch.conf</text:p>
      <text:p text:style-name="P13">.../...</text:p>
      <text:p text:style-name="P13">passwd: <text:s text:c="4"/>files winbind</text:p>
      <text:p text:style-name="P13">shadow: <text:s text:c="4"/>files winbind</text:p>
      <text:p text:style-name="P13">group: <text:s text:c="5"/>files winbind</text:p>
      <text:p text:style-name="P13">.../...</text:p>
      <text:h text:style-name="P6" text:outline-level="3"><text:bookmark-start text:name="__RefHeading___Toc576_1358996252"/>Configuration Samba<text:bookmark-end text:name="__RefHeading___Toc576_1358996252"/></text:h>
      <text:p text:style-name="P9">Les lignes idmap config AD_DOMAIN … sont très importantes. Elles définissent le backend (méthode d'accès) AD (Active Directory), et la plage des identifiants numériques pour les utilisateurs et groupes du <text:soft-page-break/>domaine AD_DOMAIN. Cette plage doit être définie dans la politique du domaine. Afin d'éviter des usurpations d'identité et de droits, il faut garantir que ces numéros soient uniques. Ils ne peuvent donc pas être utilisés localement (sur aucune machine du domaine).</text:p>
      <text:p text:style-name="P9">Samba utiliser le backend <text:span text:style-name="T1">rid</text:span>. Ce backend se base sur le SID d'un utilisateur : S-1-5-XX–XXXXXXXXXX-XXXXXXXXXX-XXXXXXXXX-RID, prend le RID et l'additionne au range défini.</text:p>
      <text:p text:style-name="P1">Vérifier la configuration du serveur samba dans le fichier /etc/smb.conf.</text:p>
      <text:p text:style-name="P1">Vérifier les variables workgroup, realm, id config <text:span text:style-name="T3">sont bien renseignées</text:span>.</text:p>
      <text:p text:style-name="P13"># vi /etc/samba/smb.conf</text:p>
      <text:p text:style-name="P13">[global]</text:p>
      <text:p text:style-name="P13"><text:s text:c="3"/>workgroup = &lt;AD_DOMAIN&gt;</text:p>
      <text:p text:style-name="P13"><text:s text:c="3"/>security = ads</text:p>
      <text:p text:style-name="P13"><text:s text:c="3"/>realm = &lt;AD_REALM&gt;</text:p>
      <text:p text:style-name="P13"><text:s text:c="3"/>kerberos method = secrets and keytab</text:p>
      <text:p text:style-name="P13"><text:s text:c="3"/><text:span text:style-name="T3">client NTLMv2 auth = Yes</text:span></text:p>
      <text:p text:style-name="P13"><text:s text:c="3"/>min protocol = SMB2</text:p>
      <text:p text:style-name="P13"><text:s text:c="3"/>winbind enum users = Yes</text:p>
      <text:p text:style-name="P13"><text:s text:c="3"/>winbind enum groups = Yes</text:p>
      <text:p text:style-name="P13"><text:s text:c="3"/>winbind use default domain = true</text:p>
      <text:p text:style-name="P13"><text:s text:c="3"/>winbind separator = +</text:p>
      <text:p text:style-name="P13"/>
      <text:p text:style-name="P13"><text:s text:c="3"/>idmap config * : backend = rid</text:p>
      <text:p text:style-name="P13"><text:s text:c="3"/>idmap config * : range = 100000-19999999</text:p>
      <text:p text:style-name="P13"/>
      <text:p text:style-name="P13"><text:s text:c="3"/>idmap config &lt;AD_DOMAIN&gt; : rangesize = 1000000</text:p>
      <text:p text:style-name="P13"><text:s text:c="3"/>idmap config &lt;AD_DOMAIN&gt; : backend = rid</text:p>
      <text:p text:style-name="P13"><text:s text:c="3"/>idmap config &lt;AD_DOMAIN&gt; : range = 30000000-39999999</text:p>
      <text:p text:style-name="P13"><text:s text:c="3"/>idmap config &lt;AD_DOMAIN&gt; : unix_nss_info = yes </text:p>
      <text:p text:style-name="P13"><text:s text:c="3"/>template shell = /bin/bash</text:p>
      <text:p text:style-name="P13"/>
      <text:p text:style-name="P13"><text:s text:c="3"/>log level = 1</text:p>
      <text:p text:style-name="P13"/>
      <text:p text:style-name="P13"><text:s text:c="3"/>.../...</text:p>
      <text:h text:style-name="P6" text:outline-level="3"><text:bookmark-start text:name="__RefHeading___Toc578_1358996252"/>Joindre le domaine<text:bookmark-end text:name="__RefHeading___Toc578_1358996252"/></text:h>
      <text:p text:style-name="P1">Pour joindre le serveur samba au domaine AD_DOMAIN, il faut disposer d'un compte de domaine (AD_ADMIN) avec les droits suffisants pour intégrer un serveur.</text:p>
      <text:p text:style-name="P13"># net ads join osName="Red Hat Enterprise Linux" -osVersion="7" --no-dns-updates -U &lt;AD_ADMIN&gt;@&lt;AD_REALM&gt;</text:p>
      <text:h text:style-name="P6" text:outline-level="3"><text:bookmark-start text:name="__RefHeading___Toc580_1358996252"/>Service Winbind<text:bookmark-end text:name="__RefHeading___Toc580_1358996252"/></text:h>
      <text:p text:style-name="P1">Démarrer le service winbind en tant que root :</text:p>
      <text:p text:style-name="P13"># systemctl enable winbind</text:p>
      <text:p text:style-name="P13"># systemctl start winbind</text:p>
      <text:h text:style-name="P7" text:outline-level="2"><text:bookmark-start text:name="__RefHeading___Toc582_1358996252"/><text:soft-page-break/>Tests de connections<text:bookmark-end text:name="__RefHeading___Toc582_1358996252"/></text:h>
      <text:h text:style-name="P6" text:outline-level="3"><text:bookmark-start text:name="__RefHeading___Toc584_1358996252"/>Connexion Winbind<text:bookmark-end text:name="__RefHeading___Toc584_1358996252"/></text:h>
      <text:p text:style-name="P1">Vérifier le fonctionnement de Winbind.</text:p>
      <text:list xml:id="list4820188793900777801" text:style-name="L3">
        <text:list-item>
          <text:p text:style-name="P4">Les commandes suivantes listent les utilisateurs et les groupes Windows.</text:p>
        </text:list-item>
      </text:list>
      <text:p text:style-name="P13"># wbinfo -u</text:p>
      <text:p text:style-name="P13"># wbinfo -g</text:p>
      <text:list xml:id="list171635063423735" text:continue-numbering="true" text:style-name="L3">
        <text:list-item>
          <text:p text:style-name="P4">Vérifier le mapping SID vers UID/GID. </text:p>
        </text:list-item>
      </text:list>
      <text:p text:style-name="P16"># wbinfo -n &lt;AD_USER&gt;</text:p>
      <text:p text:style-name="P13">S-1-5-21-2047507078-2512947033-3780000690-1106 SID_USER (1)</text:p>
      <text:p text:style-name="P13"># wbinfo -S S-1-5-21-2047507078-2512947033-3780000690-110630001106</text:p>
      <text:p text:style-name="P13"><text:s/>30001106</text:p>
      <text:p text:style-name="P15"># wbinfo -i &lt;AD_USER&gt;</text:p>
      <text:p text:style-name="P15">&lt;AD_USER&gt;:*:30001106:30000513:AD USER:/home///bin/bash</text:p>
      <text:p text:style-name="P15"># wbinfo -r &lt;AD_USER&gt;</text:p>
      <text:p text:style-name="P14">30001106 30000513 30001107</text:p>
      <text:p text:style-name="P14"># wbinfo -G 30001106</text:p>
      <text:p text:style-name="P14">S-1-5-21-2047507078-2512947033-3780000690-1106</text:p>
      <text:list xml:id="list171634770630352" text:continue-numbering="true" text:style-name="L3">
        <text:list-item>
          <text:p text:style-name="P3">V<text:span text:style-name="T4">é</text:span>rifier le compte sous Linux et la liste des groupes qui lui sont associés.</text:p>
        </text:list-item>
      </text:list>
      <text:p text:style-name="P13"># su - &lt;DOMAIN_AD&gt;\\&lt;AD_USER&gt;</text:p>
      <text:p text:style-name="P13">$ id</text:p>
      <text:p text:style-name="P13">uid=30001106(&lt;AD_USER&gt;) gid=30000513(utilisateurs du domaine) groupes=30000513(utilisateurs du domaine),30001106(&lt;AD_USER&gt;),30001107(it) contexte=unconfined_u:unconfined_r:unconfined_t:s0-s0:c0.c1023</text:p>
      <text:h text:style-name="P7" text:outline-level="2"><text:bookmark-start text:name="__RefHeading___Toc586_1358996252"/>Montage d'un volume<text:bookmark-end text:name="__RefHeading___Toc586_1358996252"/></text:h>
      <text:p text:style-name="P1">Version des protocoles SMB supportés en fonction des versions des OS.</text:p>
      <text:p text:style-name="Quotations">La version 1.0 du protocole est à <text:span text:style-name="T6">é</text:span>viter.<text:line-break/><text:span text:style-name="T5">La version 2.1 est la version minimale préconisée<text:line-break/>La version 3 est la version recommandée.</text:span></text:p>
      <table:table table:name="Table1" table:style-name="Table1">
        <table:table-column table:style-name="Table1.A"/>
        <table:table-column table:style-name="Table1.B" table:number-columns-repeated="5"/>
        <table:table-header-rows>
          <table:table-row>
            <table:table-cell table:style-name="Table1.A1" office:value-type="string">
              <text:p text:style-name="P17">OS</text:p>
            </table:table-cell>
            <table:table-cell table:style-name="Table1.A1" office:value-type="string">
              <text:p text:style-name="P18">W8.1/WS2k12R2</text:p>
            </table:table-cell>
            <table:table-cell table:style-name="Table1.A1" office:value-type="string">
              <text:p text:style-name="P18">W8.1/WS2k12</text:p>
            </table:table-cell>
            <table:table-cell table:style-name="Table1.A1" office:value-type="string">
              <text:p text:style-name="P18">W7/WS2k8R2</text:p>
            </table:table-cell>
            <table:table-cell table:style-name="Table1.A1" office:value-type="string">
              <text:p text:style-name="P18">WVista/WS2k8</text:p>
            </table:table-cell>
            <table:table-cell table:style-name="Table1.F1" office:value-type="string">
              <text:p text:style-name="P19">WXP/W2k3</text:p>
            </table:table-cell>
          </table:table-row>
        </table:table-header-rows>
        <table:table-row>
          <table:table-cell table:style-name="Table1.A2" office:value-type="string">
            <text:p text:style-name="P20">RHEL7.4/W8.1/WS2k12R2</text:p>
          </table:table-cell>
          <table:table-cell table:style-name="Table1.B2" office:value-type="string">
            <text:p text:style-name="P21">3.02</text:p>
          </table:table-cell>
          <table:table-cell table:style-name="Table1.B2" office:value-type="string">
            <text:p text:style-name="P21">3.0</text:p>
          </table:table-cell>
          <table:table-cell table:style-name="Table1.D2" office:value-type="string">
            <text:p text:style-name="P21">2.1</text:p>
          </table:table-cell>
          <table:table-cell table:style-name="Table1.E2" office:value-type="string">
            <text:p text:style-name="P21">2.0</text:p>
          </table:table-cell>
          <table:table-cell table:style-name="Table1.F2" office:value-type="string">
            <text:p text:style-name="P21">1.0</text:p>
          </table:table-cell>
        </table:table-row>
        <table:table-row>
          <table:table-cell table:style-name="Table1.A2" office:value-type="string">
            <text:p text:style-name="P20">W8.1/WS2k12</text:p>
          </table:table-cell>
          <table:table-cell table:style-name="Table1.B2" office:value-type="string">
            <text:p text:style-name="P21">3.0</text:p>
          </table:table-cell>
          <table:table-cell table:style-name="Table1.B2" office:value-type="string">
            <text:p text:style-name="P21">3.0</text:p>
          </table:table-cell>
          <table:table-cell table:style-name="Table1.D2" office:value-type="string">
            <text:p text:style-name="P21">2.1</text:p>
          </table:table-cell>
          <table:table-cell table:style-name="Table1.E2" office:value-type="string">
            <text:p text:style-name="P21">2.0</text:p>
          </table:table-cell>
          <table:table-cell table:style-name="Table1.F2" office:value-type="string">
            <text:p text:style-name="P21">1.0</text:p>
          </table:table-cell>
        </table:table-row>
        <table:table-row>
          <table:table-cell table:style-name="Table1.A2" office:value-type="string">
            <text:p text:style-name="P20">W7/WS2k8R2</text:p>
          </table:table-cell>
          <table:table-cell table:style-name="Table1.D2" office:value-type="string">
            <text:p text:style-name="P22">2.1</text:p>
          </table:table-cell>
          <table:table-cell table:style-name="Table1.D2" office:value-type="string">
            <text:p text:style-name="P22">2.1</text:p>
          </table:table-cell>
          <table:table-cell table:style-name="Table1.D2" office:value-type="string">
            <text:p text:style-name="P21">2.1</text:p>
          </table:table-cell>
          <table:table-cell table:style-name="Table1.E2" office:value-type="string">
            <text:p text:style-name="P21">2.0</text:p>
          </table:table-cell>
          <table:table-cell table:style-name="Table1.F2" office:value-type="string">
            <text:p text:style-name="P21">1.0</text:p>
          </table:table-cell>
        </table:table-row>
        <table:table-row>
          <table:table-cell table:style-name="Table1.A2" office:value-type="string">
            <text:p text:style-name="P20">WVista/WS2k8</text:p>
          </table:table-cell>
          <table:table-cell table:style-name="Table1.E2" office:value-type="string">
            <text:p text:style-name="P21">2.0</text:p>
          </table:table-cell>
          <table:table-cell table:style-name="Table1.E2" office:value-type="string">
            <text:p text:style-name="P21">2.0</text:p>
          </table:table-cell>
          <table:table-cell table:style-name="Table1.E2" office:value-type="string">
            <text:p text:style-name="P21">2.0</text:p>
          </table:table-cell>
          <table:table-cell table:style-name="Table1.E2" office:value-type="string">
            <text:p text:style-name="P21">2.0</text:p>
          </table:table-cell>
          <table:table-cell table:style-name="Table1.F2" office:value-type="string">
            <text:p text:style-name="P21">1.0</text:p>
          </table:table-cell>
        </table:table-row>
        <table:table-row>
          <table:table-cell table:style-name="Table1.A2" office:value-type="string">
            <text:p text:style-name="P20">WXP/<text:span text:style-name="T6">W2k3</text:span></text:p>
          </table:table-cell>
          <table:table-cell table:style-name="Table1.B6" office:value-type="string">
            <text:p text:style-name="P21">1.0</text:p>
          </table:table-cell>
          <table:table-cell table:style-name="Table1.B6" office:value-type="string">
            <text:p text:style-name="P21">1.0</text:p>
          </table:table-cell>
          <table:table-cell table:style-name="Table1.B6" office:value-type="string">
            <text:p text:style-name="P21">1.0</text:p>
          </table:table-cell>
          <table:table-cell table:style-name="Table1.B6" office:value-type="string">
            <text:p text:style-name="P21">1.0</text:p>
          </table:table-cell>
          <table:table-cell table:style-name="Table1.F2" office:value-type="string">
            <text:p text:style-name="P21">1.0</text:p>
          </table:table-cell>
        </table:table-row>
      </table:table>
      <text:p text:style-name="P1">Ajouter le <text:span text:style-name="T4">point de </text:span>montage dans /etc/fstab et choisir le protocole SMB à utiliser.</text:p>
      <text:p text:style-name="P13"># vi /etc/fstab</text:p>
      <text:p text:style-name="P13">.../...</text:p>
      <text:p text:style-name="P13">//&lt;FILER_HOST&gt;/&lt;SHARE&gt; &lt;MNT_POINT&gt; cifs sec=krb5,multiuser,file_mode=0660,dir_mode=0770,nounix,noserverino,vers=&lt;SMB_PROTO&gt; 0 0</text:p>
      <text:p text:style-name="P13">.../...</text:p>
      <text:p text:style-name="P1"><text:soft-page-break/>Pour éviter de saisir le mot de passe kerberos, on utilise un fichier keytab.</text:p>
      <text:p text:style-name="P13"># ktutil </text:p>
      <text:p text:style-name="P13">ktutil: <text:s/>addent -password -p &lt;AD_USER&gt;@&lt;AD_REALM&gt; -k 1 -e aes256-cts</text:p>
      <text:p text:style-name="P13">Password for &lt;AD_USER&gt;@&lt;AD_REALM&gt;: </text:p>
      <text:p text:style-name="P13">ktutil: <text:s/>wkt &lt;AD_USER&gt;.keytab</text:p>
      <text:p text:style-name="P13">ktutil: <text:s/>quit</text:p>
      <text:p text:style-name="P1">Obtenir le ticket kerberos pour le user AD_USER :</text:p>
      <text:p text:style-name="P13"># kinit &lt;AD_USER&gt;@&lt;AD_REALM&gt; -k -t &lt;AD_USER&gt;.keytab</text:p>
      <text:p text:style-name="P1">Vérifier le ticket obtenu :</text:p>
      <text:p text:style-name="P13"># klist</text:p>
      <text:p text:style-name="P1">Monter le volume :</text:p>
      <text:p text:style-name="P13"># mount &lt;MNT_POINT&gt;</text:p>
      <text:p text:style-name="P9">Il est possible de vérifier le protocole SMB utilisé entre le client Linux et le poste windows par la commande :<text:line-break/><text:span text:style-name="T1">Get-SmbSession | Select-Object -Property Dial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Mono" svg:font-family="'Roboto Mono', 'Courier New', Courier, monospace"/>
    <style:font-face style:name="StarSymbol" svg:font-family="StarSymbol"/>
    <style:font-face style:name="Tahoma1" svg:font-family="Tahoma"/>
    <style:font-face style:name="Courier New" svg:font-family="'Courier New'" style:font-family-generic="modern" style:font-pitch="fixed"/>
    <style:font-face style:name="Cantarell2" svg:font-family="Cantarell" style:font-pitch="variable"/>
    <style:font-face style:name="Cantarell1" svg:font-family="Cantarell" style:font-adornments="Bold" style:font-pitch="variable"/>
    <style:font-face style:name="Cantarell" svg:font-family="Cantarell" style:font-adornments="Regular"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text-properties style:font-name="Cantarell" fo:font-family="Cantarell" style:font-style-name="Regular"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loext:graphic-properties draw:fill-image-width="0cm" draw:fill-image-height="0cm"/>
      <style:paragraph-properties fo:margin-left="1cm" fo:margin-right="1cm" fo:margin-top="0.254cm" fo:margin-bottom="0.254cm" loext:contextual-spacing="false" fo:text-indent="0cm" style:auto-text-indent="false" fo:padding="0.499cm" fo:border-left="4.99pt solid #ff6600" fo:border-right="none" fo:border-top="none" fo:border-bottom="none" style:shadow="none"/>
      <style:text-properties style:font-name="Cantarell" fo:font-family="Cantarell" style:font-style-name="Regular" style:font-pitch="variable" fo:language="fr" fo:country="FR"/>
    </style:style>
    <style:style style:name="Preformatted_20_Text" style:display-name="Preformatted Text" style:family="paragraph" style:parent-style-name="Standard" style:class="html" style:master-page-name="">
      <loext:graphic-properties draw:fill="solid" draw:fill-color="#dddddd" draw:fill-image-width="0cm" draw:fill-image-height="0cm"/>
      <style:paragraph-properties fo:margin-left="0.499cm" fo:margin-right="0cm" fo:margin-top="0cm" fo:margin-bottom="0cm" loext:contextual-spacing="false" fo:text-indent="0cm" style:auto-text-indent="false" style:page-number="auto" fo:background-color="#dddddd"/>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Cantarell" fo:font-family="Cantarell" style:font-style-name="Regular" style:font-pitch="variable"/>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style:font-name="Cantarell1" fo:font-family="Cantarell" style:font-style-name="Bold" style:font-pitch="variable" fo:language="fr" fo:country="FR"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style:font-name="Cantarell" fo:font-family="Cantarell" style:font-style-name="Regular"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text-properties style:font-name="Cantarell" fo:font-family="Cantarell" style:font-style-name="Regular"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text-properties style:font-name="Cantarell" fo:font-family="Cantarell" style:font-style-name="Regular"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23cm" style:type="right" style:leader-style="dotted" style:leader-text="."/>
        </style:tab-stops>
      </style:paragraph-properties>
      <style:text-properties style:font-name="Cantarell" fo:font-family="Cantarell" style:font-style-name="Regular" style:font-pitch="variabl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style>
    <style:style style:name="MT1" style:family="text">
      <style:text-properties style:font-name="Cantarell2" officeooo:rsid="001ba0b3"/>
    </style:style>
    <style:style style:name="MT2" style:family="text">
      <style:text-properties style:font-name="Cantarell2"/>
    </style:style>
    <style:style style:name="Mfr1" style:family="graphic" style:parent-style-name="Graphics">
      <style:graphic-properties style:vertical-pos="from-top" style:vertical-rel="paragraph" style:horizontal-pos="from-left" style:horizontal-rel="paragraph" style:mirror="none" fo:clip="rect(0.873cm, 0cm, 0.947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2.54cm" fo:margin-left="2.54cm" fo:margin-right="2.54cm" style:shadow="none" style:writing-mode="lr-tb" draw:fill-image-width="0cm" draw:fill-image-height="0cm" style:footnote-max-height="0cm">
        <style:columns fo:column-count="1" fo:column-gap="0cm"/>
        <style:footnote-sep style:width="0.018cm" style:line-style="solid" style:adjustment="left" style:rel-width="25%" style:color="#000000"/>
      </style:page-layout-properties>
      <style:header-style>
        <style:header-footer-properties fo:min-height="0cm" fo:margin-bottom="0.499cm"/>
      </style:header-style>
      <style:footer-style>
        <style:header-footer-properties fo:min-height="1.02cm" fo:margin-left="0cm" fo:margin-right="0cm" fo:margin-top="0.51cm" fo:background-color="transparent" style:dynamic-spacing="false" draw:fill="none"/>
      </style:footer-style>
    </style:page-layout>
  </office:automatic-styles>
  <office:master-styles>
    <style:master-page style:name="Standard" style:page-layout-name="Mpm1">
      <style:header>
        <text:p text:style-name="Header"><draw:frame draw:style-name="Mfr1" draw:name="Image1" text:anchor-type="paragraph" svg:x="0cm" svg:y="-0.212cm" svg:width="2.54cm" svg:height="0.718cm" draw:z-index="1"><draw:image xlink:href="Pictures/10000201000001F4000001F47D67E71FC10FFD4D.png" xlink:type="simple" xlink:show="embed" xlink:actuate="onLoad"/></draw:frame><draw:line text:anchor-type="paragraph" draw:z-index="11" draw:style-name="Mgr1" draw:text-style-name="MP1" svg:x1="-2.491cm" svg:y1="0.769cm" svg:x2="18.438cm" svg:y2="0.769cm"><text:p/></draw:line><text:tab/><text:tab/><text:span text:style-name="MT1">TGS</text:span><text:span text:style-name="MT2">/</text:span><text:span text:style-name="MT1">DSIF/EPI/ACI/SVM</text:span></text:p>
      </style:header>
      <style:footer>
        <text:p text:style-name="MP2"><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5T17:16:33.306462586</dc:date>
    <dc:creator>karim </dc:creator>
    <meta:editing-duration>PT44M26S</meta:editing-duration>
    <meta:editing-cycles>5</meta:editing-cycles>
    <meta:generator>LibreOffice/5.0.6.2$Linux_X86_64 LibreOffice_project/00$Build-2</meta:generator>
    <meta:document-statistic meta:table-count="2" meta:image-count="1" meta:object-count="0" meta:page-count="6" meta:paragraph-count="213" meta:word-count="1178" meta:character-count="8085" meta:non-whitespace-character-count="7042"/>
  </office:meta>
</office:document-meta>
</file>